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52in"/>
    </style:style>
    <style:style style:name="co2" style:family="table-column">
      <style:table-column-properties fo:break-before="auto" style:column-width="2.7083in"/>
    </style:style>
    <style:style style:name="co3" style:family="table-column">
      <style:table-column-properties fo:break-before="auto" style:column-width="3.5in"/>
    </style:style>
    <style:style style:name="co4" style:family="table-column">
      <style:table-column-properties fo:break-before="auto" style:column-width="0.7917in"/>
    </style:style>
    <style:style style:name="co5" style:family="table-column">
      <style:table-column-properties fo:break-before="auto" style:column-width="1.5626in"/>
    </style:style>
    <style:style style:name="co6" style:family="table-column">
      <style:table-column-properties fo:break-before="auto" style:column-width="3.6772in"/>
    </style:style>
    <style:style style:name="co7" style:family="table-column">
      <style:table-column-properties fo:break-before="auto" style:column-width="4.552in"/>
    </style:style>
    <style:style style:name="co8" style:family="table-column">
      <style:table-column-properties fo:break-before="auto" style:column-width="0.666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398in" fo:break-before="auto" style:use-optimal-row-height="false"/>
    </style:style>
    <style:style style:name="ro7" style:family="table-row">
      <style:table-row-properties style:row-height="0.9535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ackground-color="#bfbfbf" style:text-align-source="fix" style:repeat-content="false" fo:wrap-option="wrap" fo:border="0.0008in solid #000000" style:vertical-align="top"/>
      <style:paragraph-properties fo:text-align="start" fo:margin-left="0in"/>
      <style:text-properties fo:color="#000000" style:font-name="Times New Roman1" fo:font-size="10pt" fo:font-weight="bold" style:font-name-asian="Times New Roman" style:font-size-asian="10pt" style:font-weight-asian="bold" style:font-name-complex="Times New Roman" style:font-size-complex="10pt" style:font-weight-complex="bold"/>
    </style:style>
    <style:style style:name="ce2"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3" style:family="table-cell" style:parent-style-name="Default" style:data-style-name="N0">
      <style:table-cell-properties fo:background-color="#bfbfbf" style:text-align-source="fix" style:repeat-content="false" fo:wrap-option="wrap" fo:border="0.0008in solid #000000" style:vertical-align="top"/>
      <style:paragraph-properties fo:text-align="center"/>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ce4" style:family="table-cell" style:parent-style-name="Default" style:data-style-name="N0">
      <style:table-cell-properties fo:border-bottom="0.0008in solid #000000" style:text-align-source="fix" style:repeat-content="false" fo:background-color="transparent" fo:wrap-option="wrap" fo:border-left="0.0008in solid #000000" fo:border-right="none" fo:border-top="0.0008in solid #000000"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5" style:family="table-cell" style:parent-style-name="Default" style:data-style-name="N0">
      <style:table-cell-properties fo:border-bottom="none" style:text-align-source="fix" style:repeat-content="false" fo:background-color="transparent" fo:wrap-option="wrap" fo:border-left="0.0008in solid #000000" fo:border-right="none" fo:border-top="0.0008in solid #000000"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6" style:family="table-cell" style:parent-style-name="Default" style:data-style-name="N0">
      <style:table-cell-properties fo:border-bottom="none" style:text-align-source="fix" style:repeat-content="false" fo:background-color="transparent" fo:wrap-option="wrap" fo:border-left="0.0008in solid #000000" fo:border-right="none" fo:border-top="none"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7" style:family="table-cell" style:parent-style-name="Default" style:data-style-name="N0">
      <style:table-cell-properties style:text-align-source="fix" style:repeat-content="false" fo:background-color="transparent" fo:wrap-option="wrap" fo:border="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8" style:family="table-cell" style:parent-style-name="Default" style:data-style-name="N0">
      <style:table-cell-properties fo:background-color="transparent" fo:wrap-option="wrap" fo:border="0.0008in solid #000000" style:vertical-align="top"/>
      <style:text-properties fo:color="#000000" style:font-name="Times New Roman" fo:font-size="10pt" style:font-name-asian="Times New Roman" style:font-size-asian="10pt" style:font-name-complex="Times New Roman" style:font-size-complex="10pt"/>
    </style:style>
    <style:style style:name="ce9" style:family="table-cell" style:parent-style-name="Default" style:data-style-name="N0">
      <style:table-cell-properties fo:border-bottom="0.0008in solid #000000" fo:background-color="transparent" fo:wrap-option="wrap" fo:border-left="0.0008in solid #000000" fo:border-right="none" fo:border-top="0.0008in solid #000000" style:vertical-align="top"/>
      <style:text-properties fo:color="#000000" style:font-name="Times New Roman" fo:font-size="10pt" style:font-name-asian="Times New Roman" style:font-size-asian="10pt" style:font-name-complex="Times New Roman" style:font-size-complex="10pt"/>
    </style:style>
    <style:style style:name="ce10" style:family="table-cell" style:parent-style-name="Default" style:data-style-name="N0">
      <style:table-cell-properties fo:border-bottom="0.0008in solid #000000" style:text-align-source="fix" style:repeat-content="false" fo:background-color="transparent" fo:wrap-option="wrap" fo:border-left="0.0008in solid #000000" fo:border-right="none" fo:border-top="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11" style:family="table-cell" style:parent-style-name="Default" style:data-style-name="N0">
      <style:table-cell-properties fo:border-bottom="none" style:text-align-source="fix" style:repeat-content="false" fo:background-color="transparent" fo:wrap-option="wrap" fo:border-left="0.0008in solid #000000" fo:border-right="none" fo:border-top="none"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12" style:family="table-cell" style:parent-style-name="Default" style:data-style-name="N0">
      <style:table-cell-properties fo:border-bottom="none" style:text-align-source="fix" style:repeat-content="false" fo:background-color="transparent" fo:wrap-option="wrap" fo:border-left="none" fo:border-right="none" fo:border-top="0.0008in solid #000000"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14" style:family="table-cell" style:parent-style-name="Default" style:data-style-name="N0">
      <style:table-cell-properties fo:border-bottom="none" style:text-align-source="fix" style:repeat-content="false" fo:background-color="transparent" fo:wrap-option="wrap" fo:border-left="none" fo:border-right="0.0008in solid #000000" fo:border-top="none"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15" style:family="table-cell" style:parent-style-name="Default" style:data-style-name="N0">
      <style:table-cell-properties fo:border-bottom="none" style:text-align-source="fix" style:repeat-content="false" fo:background-color="transparent" fo:wrap-option="wrap" fo:border-left="none" fo:border-right="0.0008in solid #000000" fo:border-top="none"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16" style:family="table-cell" style:parent-style-name="Default" style:data-style-name="N0">
      <style:table-cell-properties fo:background-color="transparent" fo:wrap-option="wrap" style:vertical-align="top"/>
      <style:text-properties fo:color="#000000" style:font-name="Times New Roman" fo:font-size="10pt" style:font-name-asian="Times New Roman" style:font-size-asian="10pt" style:font-name-complex="Times New Roman" style:font-size-complex="10pt"/>
    </style:style>
    <style:style style:name="ce17" style:family="table-cell" style:parent-style-name="Default" style:data-style-name="N0">
      <style:table-cell-properties fo:background-color="#92d050" style:text-align-source="fix" style:repeat-content="false" fo:wrap-option="wrap"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18" style:family="table-cell" style:parent-style-name="Default" style:data-style-name="N0">
      <style:table-cell-properties fo:background-color="#ffffff" fo:wrap-option="wrap" fo:border="0.0008in solid #000000" style:vertical-align="top"/>
      <style:text-properties fo:color="#000000" style:font-name="Times New Roman1" fo:font-size="10pt" style:font-name-asian="Times New Roman" style:font-size-asian="10pt" style:font-name-complex="Times New Roman" style:font-size-complex="10pt"/>
    </style:style>
    <style:style style:name="ce19" style:family="table-cell" style:parent-style-name="Default" style:data-style-name="N100">
      <style:table-cell-properties style:text-align-source="fix" style:repeat-content="false" fo:background-color="transparent" fo:wrap-option="wrap"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0" style:family="table-cell" style:parent-style-name="Default" style:data-style-name="N100">
      <style:table-cell-properties fo:background-color="#bfbfbf" style:text-align-source="fix" style:repeat-content="false" fo:wrap-option="wrap" fo:border="0.0008in solid #000000" style:vertical-align="top"/>
      <style:paragraph-properties fo:text-align="center"/>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ce21" style:family="table-cell" style:parent-style-name="Default" style:data-style-name="N100">
      <style:table-cell-properties fo:border-bottom="0.0008in solid #000000" style:text-align-source="fix" style:repeat-content="false" fo:background-color="transparent" fo:wrap-option="wrap" fo:border-left="0.0008in solid #000000" fo:border-right="none" fo:border-top="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2" style:family="table-cell" style:parent-style-name="Default" style:data-style-name="N100">
      <style:table-cell-properties fo:background-color="transparent" fo:wrap-option="wrap" fo:border="0.0008in solid #000000" style:vertical-align="top"/>
      <style:text-properties fo:color="#000000" style:font-name="Times New Roman" fo:font-size="10pt" style:font-name-asian="Times New Roman" style:font-size-asian="10pt" style:font-name-complex="Times New Roman" style:font-size-complex="10pt"/>
    </style:style>
    <style:style style:name="ce23" style:family="table-cell" style:parent-style-name="Default" style:data-style-name="N0">
      <style:table-cell-properties fo:background-color="#ffffff" style:text-align-source="fix" style:repeat-content="false" fo:wrap-option="wrap" fo:border="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4" style:family="table-cell" style:parent-style-name="Default" style:data-style-name="N100">
      <style:table-cell-properties fo:border-bottom="0.0008in solid #000000" fo:background-color="transparent" fo:wrap-option="wrap" fo:border-left="none" fo:border-right="0.0008in solid #000000" fo:border-top="0.0008in solid #000000" style:vertical-align="top"/>
      <style:text-properties fo:color="#000000" style:font-name="Times New Roman" fo:font-size="10pt" style:font-name-asian="Times New Roman" style:font-size-asian="10pt" style:font-name-complex="Times New Roman" style:font-size-complex="10pt"/>
    </style:style>
    <style:style style:name="ce25" style:family="table-cell" style:parent-style-name="Default" style:data-style-name="N0">
      <style:table-cell-properties fo:border-bottom="0.0008in solid #000000" style:text-align-source="fix" style:repeat-content="false" fo:background-color="transparent" fo:wrap-option="wrap" fo:border-left="none" fo:border-right="0.0008in solid #000000" fo:border-top="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7" style:family="table-cell" style:parent-style-name="Default" style:data-style-name="N0">
      <style:table-cell-properties fo:background-color="transparent"/>
      <style:text-properties fo:color="#000000" style:font-name="Times New Roman1" fo:font-size="10pt" style:font-name-asian="Times New Roman" style:font-size-asian="10pt" style:font-name-complex="Times New Roman" style:font-size-complex="10pt"/>
    </style:style>
    <style:style style:name="ce28" style:family="table-cell" style:parent-style-name="Default" style:data-style-name="N100">
      <style:table-cell-properties style:cell-protect="none" style:print-content="true" style:text-align-source="fix" style:repeat-content="false" fo:background-color="transparent" fo:wrap-option="wrap"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29" style:family="table-cell" style:parent-style-name="Default" style:data-style-name="N100">
      <style:table-cell-properties style:text-align-source="fix" style:repeat-content="false" fo:background-color="transparent" fo:wrap-option="wrap"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30" style:family="table-cell" style:parent-style-name="Default" style:data-style-name="N100">
      <style:table-cell-properties fo:border-bottom="none" fo:background-color="#bfbfbf" style:text-align-source="fix" style:repeat-content="false" fo:wrap-option="wrap" fo:border-left="0.0008in solid #000000" fo:border-right="0.0008in solid #000000" fo:border-top="0.0008in solid #000000" style:vertical-align="top"/>
      <style:paragraph-properties fo:text-align="center"/>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ce31" style:family="table-cell" style:parent-style-name="Default" style:data-style-name="N100">
      <style:table-cell-properties fo:border-bottom="0.0008in solid #000000" fo:background-color="#92d050" style:text-align-source="fix" style:repeat-content="false" fo:wrap-option="wrap" fo:border-left="0.0008in solid #000000" fo:border-right="none" fo:border-top="0.0008in solid #000000"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32" style:family="table-cell" style:parent-style-name="Default" style:data-style-name="N0">
      <style:table-cell-properties fo:background-color="#92d050" style:text-align-source="fix" style:repeat-content="false" fo:wrap-option="wrap" fo:border="0.0008in solid #000000" style:vertical-align="top"/>
      <style:paragraph-properties fo:text-align="center"/>
      <style:text-properties fo:color="#000000" style:font-name="Times New Roman1" fo:font-size="10pt" style:font-name-asian="Times New Roman" style:font-size-asian="10pt" style:font-name-complex="Times New Roman" style:font-size-complex="10pt"/>
    </style:style>
    <style:style style:name="ce33" style:family="table-cell" style:parent-style-name="Default" style:data-style-name="N0">
      <style:table-cell-properties style:text-align-source="fix" style:repeat-content="false" fo:background-color="transparent" fo:wrap-option="wrap" fo:border="0.0008in solid #000000"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34" style:family="table-cell" style:parent-style-name="Default" style:data-style-name="N100">
      <style:table-cell-properties fo:background-color="#92d050" style:text-align-source="fix" style:repeat-content="false" fo:wrap-option="wrap" fo:border="0.0008in solid #000000" style:vertical-align="top"/>
      <style:paragraph-properties fo:text-align="center"/>
      <style:text-properties fo:color="#000000" style:font-name="Times New Roman1" fo:font-size="10pt" style:font-name-asian="Times New Roman" style:font-size-asian="10pt" style:font-name-complex="Times New Roman" style:font-size-complex="10pt"/>
    </style:style>
    <style:style style:name="ce35" style:family="table-cell" style:parent-style-name="Default" style:data-style-name="N100">
      <style:table-cell-properties style:text-align-source="fix" style:repeat-content="false" fo:background-color="transparent" fo:wrap-option="wrap" fo:border="0.0008in solid #000000"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36" style:family="table-cell" style:parent-style-name="Default" style:data-style-name="N0">
      <style:table-cell-properties fo:background-color="#ffffff" style:text-align-source="fix" style:repeat-content="false" fo:wrap-option="wrap" fo:border="0.0008in solid #000000" style:vertical-align="top"/>
      <style:paragraph-properties fo:text-align="center"/>
      <style:text-properties fo:color="#000000" style:font-name="Times New Roman1" fo:font-size="10pt" style:font-name-asian="Times New Roman" style:font-size-asian="10pt" style:font-name-complex="Times New Roman" style:font-size-complex="10pt"/>
    </style:style>
    <style:style style:name="ce37" style:family="table-cell" style:parent-style-name="Default" style:data-style-name="N0">
      <style:table-cell-properties style:text-align-source="fix" style:repeat-content="false" fo:background-color="transparent" style:vertical-align="automatic"/>
      <style:paragraph-properties fo:text-align="center"/>
      <style:text-properties fo:color="#000000" style:font-name="Times New Roman" fo:font-size="10pt" style:font-name-asian="Times New Roman" style:font-size-asian="10pt" style:font-name-complex="Times New Roman" style:font-size-complex="10pt"/>
    </style:style>
    <style:style style:name="ce38" style:family="table-cell" style:parent-style-name="Default" style:data-style-name="N100">
      <style:table-cell-properties style:cell-protect="none" style:print-content="true" style:text-align-source="fix" style:repeat-content="false" fo:background-color="transparent" fo:wrap-option="wrap" style:vertical-align="top"/>
      <style:paragraph-properties fo:text-align="center"/>
      <style:text-properties fo:color="#000000" style:font-name="Times New Roman" fo:font-size="10pt" style:font-name-asian="Times New Roman" style:font-size-asian="10pt" style:font-name-complex="Times New Roman" style:font-size-complex="10pt"/>
    </style:style>
    <style:style style:name="ce39" style:family="table-cell" style:parent-style-name="Default" style:data-style-name="N0">
      <style:table-cell-properties style:text-align-source="fix" style:repeat-content="false" fo:background-color="transparent" fo:wrap-option="wrap" style:vertical-align="middle"/>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40" style:family="table-cell" style:parent-style-name="Default" style:data-style-name="N0">
      <style:table-cell-properties fo:border-bottom="none" fo:background-color="#bfbfbf" style:text-align-source="fix" style:repeat-content="false" fo:wrap-option="wrap" fo:border-left="0.0008in solid #000000" fo:border-right="0.0008in solid #000000" fo:border-top="0.0008in solid #000000" style:vertical-align="middle"/>
      <style:paragraph-properties fo:text-align="start" fo:margin-left="0in"/>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ce41" style:family="table-cell" style:parent-style-name="Default" style:data-style-name="N0">
      <style:table-cell-properties style:text-align-source="fix" style:repeat-content="false" fo:background-color="transparent" fo:border="0.0008in solid #000000"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42" style:family="table-cell" style:parent-style-name="Default" style:data-style-name="N0">
      <style:table-cell-properties style:text-align-source="fix" style:repeat-content="false" fo:wrap-option="wrap" fo:border="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43" style:family="table-cell" style:parent-style-name="Default" style:data-style-name="N0">
      <style:table-cell-properties fo:border-bottom="none" style:text-align-source="fix" style:repeat-content="false" fo:wrap-option="wrap" fo:border-left="0.0008in solid #000000" fo:border-right="0.0008in solid #000000" fo:border-top="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44" style:family="table-cell" style:parent-style-name="Default" style:data-style-name="N0">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45" style:family="table-cell" style:parent-style-name="Default" style:data-style-name="N100">
      <style:table-cell-properties fo:background-color="transparent" fo:wrap-option="wrap" style:vertical-align="top"/>
      <style:text-properties fo:color="#000000" style:font-name="Times New Roman" fo:font-size="10pt" style:font-name-asian="Times New Roman" style:font-size-asian="10pt" style:font-name-complex="Times New Roman" style:font-size-complex="10pt"/>
    </style:style>
    <style:style style:name="ce46" style:family="table-cell" style:parent-style-name="Default" style:data-style-name="N0">
      <style:table-cell-properties fo:border="0.0008in solid #000000"/>
      <style:text-properties fo:color="#000000" style:font-name="Times New Roman" fo:font-size="10pt" style:font-name-asian="Times New Roman" style:font-size-asian="10pt" style:font-name-complex="Times New Roman" style:font-size-complex="10pt"/>
    </style:style>
    <style:style style:name="ce47" style:family="table-cell" style:parent-style-name="Default" style:data-style-name="N0">
      <style:table-cell-properties style:vertical-align="top"/>
      <style:text-properties fo:color="#000000" style:font-name="Times New Roman1" fo:font-size="10pt" style:font-name-asian="Times New Roman" style:font-size-asian="10pt" style:font-name-complex="Times New Roman" style:font-size-complex="10pt"/>
    </style:style>
    <style:style style:name="ce48" style:family="table-cell" style:parent-style-name="Default" style:data-style-name="N0">
      <style:table-cell-properties fo:wrap-option="wrap" fo:border="0.0008in solid #000000" style:vertical-align="top"/>
      <style:text-properties fo:color="#000000" style:font-name="Times New Roman" fo:font-size="10pt" style:font-name-asian="Times New Roman" style:font-size-asian="10pt" style:font-name-complex="Times New Roman" style:font-size-complex="10pt"/>
    </style:style>
    <style:style style:name="ce49" style:family="table-cell" style:parent-style-name="Default" style:data-style-name="N0">
      <style:table-cell-properties fo:border="0.0008in solid #000000" style:vertical-align="top"/>
      <style:text-properties fo:color="#000000" style:font-name="Times New Roman" fo:font-size="10pt" style:font-name-asian="Times New Roman" style:font-size-asian="10pt" style:font-name-complex="Times New Roman" style:font-size-complex="10pt"/>
    </style:style>
    <style:style style:name="ce50" style:family="table-cell" style:parent-style-name="Default" style:data-style-name="N100">
      <style:table-cell-properties fo:background-color="#ffffff" style:text-align-source="fix" style:repeat-content="false" fo:wrap-option="wrap" fo:border="0.0008in solid #000000" style:vertical-align="top"/>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51" style:family="table-cell" style:parent-style-name="Default" style:data-style-name="N100">
      <style:table-cell-properties style:cell-protect="none" style:print-content="true" fo:background-color="transparent" fo:wrap-option="wrap" style:vertical-align="top"/>
      <style:text-properties fo:color="#000000" style:font-name="Times New Roman" fo:font-size="10pt" style:font-name-asian="Times New Roman" style:font-size-asian="10pt" style:font-name-complex="Times New Roman" style:font-size-complex="10pt"/>
    </style:style>
    <style:style style:name="ce52" style:family="table-cell" style:parent-style-name="Default" style:data-style-name="N0">
      <style:table-cell-properties fo:background-color="transparent" fo:wrap-option="wrap" style:vertical-align="automatic"/>
      <style:text-properties fo:color="#000000" style:font-name="Times New Roman" fo:font-size="10pt" style:font-name-asian="Times New Roman" style:font-size-asian="10pt" style:font-name-complex="Times New Roman" style:font-size-complex="10pt"/>
    </style:style>
    <style:style style:name="ce53" style:family="table-cell" style:parent-style-name="Default" style:data-style-name="N0">
      <style:table-cell-properties style:text-align-source="fix" style:repeat-content="false" fo:background-color="transparent" fo:wrap-option="wrap" fo:border="0.0008in solid #000000"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ce54" style:family="table-cell" style:parent-style-name="Default" style:data-style-name="N0">
      <style:table-cell-properties fo:border-bottom="none" fo:wrap-option="wrap" fo:border-left="0.0008in solid #000000" fo:border-right="0.0008in solid #000000" fo:border-top="0.0008in solid #000000" style:vertical-align="top"/>
      <style:text-properties fo:color="#000000" style:font-name="Times New Roman1" fo:font-size="10pt" style:font-name-asian="Times New Roman" style:font-size-asian="10pt" style:font-name-complex="Times New Roman" style:font-size-complex="10pt"/>
    </style:style>
    <style:style style:name="ce55" style:family="table-cell" style:parent-style-name="Default" style:data-style-name="N100">
      <style:table-cell-properties fo:background-color="#ffffff" fo:wrap-option="wrap" fo:border="0.0008in solid #000000" style:vertical-align="top"/>
      <style:text-properties fo:color="#000000" style:font-name="Times New Roman1" fo:font-size="10pt" style:font-name-asian="Times New Roman" style:font-size-asian="10pt" style:font-name-complex="Times New Roman" style:font-size-complex="10pt"/>
    </style:style>
    <style:style style:name="ce56" style:family="table-cell" style:parent-style-name="Default" style:data-style-name="N0">
      <style:table-cell-properties style:text-align-source="fix" style:repeat-content="false" fo:background-color="transparent" fo:wrap-option="wrap" style:vertical-align="top"/>
      <style:paragraph-properties fo:text-align="center"/>
      <style:text-properties fo:color="#000000" style:font-name="Times New Roman1" fo:font-size="10pt" fo:font-weight="bold" style:font-name-asian="Times New Roman" style:font-size-asian="10pt" style:font-weight-asian="bold" style:font-name-complex="Times New Roman" style:font-size-complex="10pt" style:font-weight-complex="bold"/>
    </style:style>
    <style:style style:name="ce57"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color="#000000" style:font-name="Times New Roman" fo:font-size="10pt" style:font-name-asian="Times New Roman" style:font-size-asian="10pt" style:font-name-complex="Times New Roman" style:font-size-complex="10pt"/>
    </style:style>
    <style:style style:name="gr1" style:family="graphic">
      <style:graphic-properties draw:stroke="none" draw:fill="none" draw:textarea-horizontal-align="left" draw:textarea-vertical-align="top" draw:auto-grow-height="true" draw:auto-grow-width="true" fo:padding-top="0.05in" fo:padding-bottom="0.05in" fo:padding-left="0.1in" fo:padding-right="0.1in" fo:wrap-option="no-wrap"/>
    </style:style>
    <style:style style:name="ta_extref" style:family="table">
      <style:table-properties table:display="false"/>
    </style:style>
    <style:style style:name="P1" style:family="paragraph">
      <style:paragraph-properties style:writing-mode="lr-tb" style:font-independent-line-spacing="false"/>
    </style:style>
  </office:automatic-styles>
  <office:body>
    <office:spreadsheet>
      <table:calculation-settings table:case-sensitive="false" table:search-criteria-must-apply-to-whole-cell="false"/>
      <table:content-validations>
        <table:content-validation table:name="val1" table:condition="of:cell-content-text-length()&lt;=66" table:allow-empty-cell="true" table:base-cell-address="Test.A1">
          <table:help-message table:display="true"/>
          <table:error-message table:message-type="stop" table:display="true"/>
        </table:content-validation>
      </table:content-validations>
      <table:table table:name="Test" table:style-name="ta1">
        <table:table-column table:style-name="co1" table:default-cell-style-name="ce2"/>
        <table:table-column table:style-name="co2" table:default-cell-style-name="ce2"/>
        <table:table-column table:style-name="co3" table:default-cell-style-name="ce19"/>
        <table:table-column table:style-name="co4" table:default-cell-style-name="ce29"/>
        <table:table-column table:style-name="co5" table:default-cell-style-name="ce39"/>
        <table:table-column table:style-name="co6" table:default-cell-style-name="ce45"/>
        <table:table-column table:style-name="co7" table:default-cell-style-name="ce2"/>
        <table:table-column table:style-name="co8" table:number-columns-repeated="1017" table:default-cell-style-name="ce2"/>
        <table:table-row table:style-name="ro1">
          <table:table-cell table:style-name="ce1" office:value-type="string">
            <text:p>KEY:</text:p>
          </table:table-cell>
          <table:table-cell table:style-name="ce17" office:value-type="string">
            <text:p>Implemented tests</text:p>
          </table:table-cell>
          <table:table-cell table:number-columns-repeated="3"/>
          <table:table-cell table:content-validation-name="val1"/>
          <table:table-cell table:number-columns-repeated="1018"/>
        </table:table-row>
        <table:table-row table:style-name="ro1">
          <table:table-cell table:number-columns-repeated="5"/>
          <table:table-cell table:content-validation-name="val1"/>
          <table:table-cell table:number-columns-repeated="1018"/>
        </table:table-row>
        <table:table-row table:style-name="ro1">
          <table:table-cell table:style-name="ce3" office:value-type="string">
            <text:p>Group Name</text:p>
          </table:table-cell>
          <table:table-cell table:style-name="ce3" office:value-type="string">
            <text:p>Group Purpose</text:p>
          </table:table-cell>
          <table:table-cell table:style-name="ce20" office:value-type="string">
            <text:p>Tests</text:p>
          </table:table-cell>
          <table:table-cell table:style-name="ce30" office:value-type="string">
            <text:p>Implemented</text:p>
          </table:table-cell>
          <table:table-cell table:style-name="ce40" office:value-type="string">
            <text:p>Compliance String</text:p>
          </table:table-cell>
          <table:table-cell table:style-name="ce30" table:content-validation-name="val1" office:value-type="string">
            <text:p>Short Description</text:p>
          </table:table-cell>
          <table:table-cell table:style-name="ce3" office:value-type="string">
            <text:p>Long Description</text:p>
          </table:table-cell>
          <table:table-cell table:style-name="ce56" table:number-columns-repeated="1017"/>
        </table:table-row>
        <table:table-row table:style-name="ro2">
          <table:table-cell table:style-name="ce4" office:value-type="string">
            <text:p>GrpInformative</text:p>
          </table:table-cell>
          <table:table-cell table:style-name="ce8" office:value-type="string" table:number-columns-spanned="1" table:number-rows-spanned="5">
            <text:p>To gather constant operating metrics from the DUT, dump that data and perhaps make it available to the gInformative singleton</text:p>
          </table:table-cell>
          <table:table-cell table:style-name="ce21" office:value-type="string">
            <text:p>DumpPCIAddrSpace_r10b</text:p>
          </table:table-cell>
          <table:table-cell table:style-name="ce31" office:value-type="string">
            <text:p>x</text:p>
          </table:table-cell>
          <table:table-cell table:style-name="ce41" office:value-type="string">
            <text:p>revision 1.0b, section 2</text:p>
          </table:table-cell>
          <table:table-cell table:style-name="ce46" table:content-validation-name="val1" office:value-type="string">
            <text:p>Dump all PCI address space registers</text:p>
          </table:table-cell>
          <table:table-cell table:style-name="ce46" office:value-type="string">
            <text:p>Dumps the values of every PCI address space register to a file</text:p>
          </table:table-cell>
          <table:table-cell table:style-name="ce57" table:number-columns-repeated="1017"/>
        </table:table-row>
        <table:table-row table:style-name="ro3">
          <table:table-cell table:style-name="ce5"/>
          <table:covered-table-cell/>
          <table:table-cell table:style-name="ce21" office:value-type="string">
            <text:p>DumpCtrlrAddrSpace_r10b</text:p>
          </table:table-cell>
          <table:table-cell table:style-name="ce31" office:value-type="string">
            <text:p>x</text:p>
          </table:table-cell>
          <table:table-cell table:style-name="ce7" office:value-type="string">
            <text:p>revision 1.0b, section 3</text:p>
          </table:table-cell>
          <table:table-cell table:style-name="ce22" table:content-validation-name="val1" office:value-type="string">
            <text:p>Dump all controller address space registers</text:p>
          </table:table-cell>
          <table:table-cell table:style-name="ce53" office:value-type="string">
            <text:p>Dumps the values of every controller address space register, offset from PCI BAR0/BAR1 address, to a file.</text:p>
          </table:table-cell>
          <table:table-cell table:style-name="ce57" table:number-columns-repeated="1017"/>
        </table:table-row>
        <table:table-row table:style-name="ro3">
          <table:table-cell table:style-name="ce6"/>
          <table:covered-table-cell/>
          <table:table-cell table:style-name="ce8" office:value-type="string">
            <text:p>CreateACQASQ_r10b</text:p>
          </table:table-cell>
          <table:table-cell table:style-name="ce32" office:value-type="string">
            <text:p>x</text:p>
          </table:table-cell>
          <table:table-cell table:style-name="ce42" office:value-type="string">
            <text:p>revision 1.0b, section 7</text:p>
          </table:table-cell>
          <table:table-cell table:style-name="ce22" table:content-validation-name="val1" office:value-type="string">
            <text:p>Create an ACQ &amp; ASQ</text:p>
          </table:table-cell>
          <table:table-cell table:style-name="ce48" office:value-type="string">
            <text:p>Create ACQ &amp; ASQ kernel objects with group lifespan. Report this data to the log directory filename: CreateACQASQ_r10b</text:p>
          </table:table-cell>
          <table:table-cell table:style-name="ce57" table:number-columns-repeated="1017"/>
        </table:table-row>
        <table:table-row table:style-name="ro3">
          <table:table-cell table:style-name="ce6"/>
          <table:covered-table-cell/>
          <table:table-cell table:style-name="ce8" office:value-type="string">
            <text:p>DumpIdentifyData_r10b</text:p>
          </table:table-cell>
          <table:table-cell table:style-name="ce32" office:value-type="string">
            <text:p>x</text:p>
          </table:table-cell>
          <table:table-cell table:style-name="ce43" office:value-type="string">
            <text:p>revision 1.0b, section 7</text:p>
          </table:table-cell>
          <table:table-cell table:style-name="ce47" table:content-validation-name="val1" office:value-type="string">
            <text:p>Issue the identify cmd</text:p>
          </table:table-cell>
          <table:table-cell table:style-name="ce54" office:value-type="string">
            <text:p>Issue the identify cmd to the ASQ. Request both controller and all namespace pages. Dump this data to the log directory.</text:p>
          </table:table-cell>
          <table:table-cell table:style-name="ce57" table:number-columns-repeated="1017"/>
        </table:table-row>
        <table:table-row table:style-name="ro3">
          <table:table-cell table:style-name="ce6"/>
          <table:covered-table-cell/>
          <table:table-cell table:style-name="ce8" office:value-type="string">
            <text:p>DumpGetFeatures_r10b</text:p>
          </table:table-cell>
          <table:table-cell table:style-name="ce32" office:value-type="string">
            <text:p>x</text:p>
          </table:table-cell>
          <table:table-cell table:style-name="ce42" office:value-type="string">
            <text:p>revision 1.0b, section 7</text:p>
          </table:table-cell>
          <table:table-cell table:style-name="ce48" table:content-validation-name="val1" office:value-type="string">
            <text:p>Issue the get features cmd</text:p>
          </table:table-cell>
          <table:table-cell table:style-name="ce48" office:value-type="string">
            <text:p>Issue the get features cmd to the ASQ. Request various feature identifiers which are deemed important enough to retrieve for all tests to view easily.</text:p>
          </table:table-cell>
          <table:table-cell table:style-name="ce57" table:number-columns-repeated="1017"/>
        </table:table-row>
        <table:table-row table:style-name="ro4">
          <table:table-cell table:style-name="ce7" office:value-type="string">
            <text:p>GrpPciRegisters</text:p>
          </table:table-cell>
          <table:table-cell table:style-name="ce7" office:value-type="string" table:number-columns-spanned="1" table:number-rows-spanned="2">
            <text:p>Verify valid operation of the PCI register space</text:p>
          </table:table-cell>
          <table:table-cell table:style-name="ce7" office:value-type="string">
            <text:p>AllPciRegs_r10b</text:p>
            <draw:frame table:end-cell-address="Test.C11" table:end-x="1.326in" table:end-y="0.0402in" draw:z-index="4" draw:name="TextBox 6" draw:style-name="gr1" draw:text-style-name="P1" svg:width="0.2008in" svg:height="0.4697in" svg:x="1.1252in" svg:y="0.3854in">
              <draw:text-box>
                <text:p/>
              </draw:text-box>
            </draw:frame>
          </table:table-cell>
          <table:table-cell table:style-name="ce32" office:value-type="string">
            <text:p>x</text:p>
          </table:table-cell>
          <table:table-cell table:style-name="ce7" office:value-type="string">
            <text:p>revision 1.0b, section 2</text:p>
          </table:table-cell>
          <table:table-cell table:style-name="ce48" table:content-validation-name="val1" office:value-type="string">
            <text:p>Validate all PCI registers syntactically</text:p>
          </table:table-cell>
          <table:table-cell table:style-name="ce7" office:value-type="string">
            <text:p>Validates the following; the RO fields which are not implementation specific contain default values; The RO fields cannot be written; All ASCII fields only contain chars 0x20 to 0x7e.</text:p>
          </table:table-cell>
          <table:table-cell table:number-columns-repeated="1017"/>
        </table:table-row>
        <table:table-row table:style-name="ro3">
          <table:table-cell table:style-name="ce7"/>
          <table:covered-table-cell/>
          <table:table-cell table:style-name="ce7" office:value-type="string">
            <text:p>CtrlrResetNoAction_r10b</text:p>
          </table:table-cell>
          <table:table-cell table:style-name="ce33"/>
          <table:table-cell table:style-name="ce7" office:value-type="string">
            <text:p>revision 1.0b, section 2</text:p>
          </table:table-cell>
          <table:table-cell table:style-name="ce48" table:content-validation-name="val1" office:value-type="string">
            <text:p>Verify all registers are not changed due to reset.</text:p>
          </table:table-cell>
          <table:table-cell table:style-name="ce7" office:value-type="string">
            <text:p>An attempt to change the value of PCI space registers which can be changed, then issue a reset (CC.EN=0); must yield no changes to all registers in this space.</text:p>
          </table:table-cell>
          <table:table-cell table:number-columns-repeated="1017"/>
        </table:table-row>
        <table:table-row table:style-name="ro4">
          <table:table-cell table:style-name="ce8" office:value-type="string">
            <text:p>GrpCtrlRegisters</text:p>
          </table:table-cell>
          <table:table-cell table:style-name="ce8" office:value-type="string" table:number-columns-spanned="1" table:number-rows-spanned="2">
            <text:p>Verify valid operation of the ctrl'r register space</text:p>
          </table:table-cell>
          <table:table-cell table:style-name="ce22" office:value-type="string">
            <text:p>AllCtrlrRegs_r10b</text:p>
          </table:table-cell>
          <table:table-cell table:style-name="ce34" office:value-type="string">
            <text:p>x</text:p>
          </table:table-cell>
          <table:table-cell table:style-name="ce7" office:value-type="string">
            <text:p>revision 1.0b, section 3</text:p>
          </table:table-cell>
          <table:table-cell table:style-name="ce49" table:content-validation-name="val1" office:value-type="string">
            <text:p>Validate all controller registers syntactically</text:p>
          </table:table-cell>
          <table:table-cell table:style-name="ce8" office:value-type="string">
            <text:p>Validates the following; the RO fields which are not implementation specific contain default values; The RO fields cannot be written; All ASCII fields only contain chars 0x20 to 0x7e.</text:p>
          </table:table-cell>
          <table:table-cell table:style-name="ce16" table:number-columns-repeated="1017"/>
        </table:table-row>
        <table:table-row table:style-name="ro5">
          <table:table-cell table:style-name="ce9"/>
          <table:covered-table-cell/>
          <table:table-cell table:style-name="ce22" office:value-type="string">
            <text:p>CtrlrResetDefaults_r10b</text:p>
          </table:table-cell>
          <table:table-cell table:style-name="ce35"/>
          <table:table-cell table:style-name="ce7" office:value-type="string">
            <text:p>revision 1.0b, section 3</text:p>
          </table:table-cell>
          <table:table-cell table:style-name="ce49" table:content-validation-name="val1" office:value-type="string">
            <text:p>Verify approp registers are reset to default values</text:p>
          </table:table-cell>
          <table:table-cell table:style-name="ce8" office:value-type="string">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table:table-cell>
          <table:table-cell table:style-name="ce16" table:number-columns-repeated="1017"/>
        </table:table-row>
        <table:table-row table:style-name="ro3">
          <table:table-cell table:style-name="ce10" office:value-type="string">
            <text:p>GrpBasicInit</text:p>
          </table:table-cell>
          <table:table-cell table:style-name="ce7" office:value-type="string" table:number-columns-spanned="1" table:number-rows-spanned="13">
            <text:p>Verify basic initialization tasks that new hardware will desire to perform for a quick power up general health and quick understanding as to rudimentary features.</text:p>
          </table:table-cell>
          <table:table-cell table:style-name="ce8" office:value-type="string">
            <text:p>CreateACQASQ_r10b</text:p>
            <draw:frame table:end-cell-address="Test.C14" table:end-x="1.326in" table:end-y="0.1398in" draw:z-index="0" draw:name="TextBox 1" draw:style-name="gr1" draw:text-style-name="P1" svg:width="0.2008in" svg:height="0.4697in" svg:x="1.1252in" svg:y="0in">
              <draw:text-box>
                <text:p/>
              </draw:text-box>
            </draw:frame>
            <draw:frame table:end-cell-address="Test.C14" table:end-x="1.326in" table:end-y="0.1398in" draw:z-index="6" draw:name="TextBox 8" draw:style-name="gr1" draw:text-style-name="P1" svg:width="0.2008in" svg:height="0.4697in" svg:x="1.1252in" svg:y="0in">
              <draw:text-box>
                <text:p/>
              </draw:text-box>
            </draw:frame>
          </table:table-cell>
          <table:table-cell table:style-name="ce32" office:value-type="string">
            <text:p>x</text:p>
          </table:table-cell>
          <table:table-cell table:style-name="ce7" office:value-type="string">
            <text:p>revision 1.0b, section 7</text:p>
          </table:table-cell>
          <table:table-cell table:style-name="ce8" table:content-validation-name="val1" office:value-type="string">
            <text:p>Create an ACQ &amp; ASQ</text:p>
          </table:table-cell>
          <table:table-cell table:style-name="ce8" office:value-type="string">
            <text:p>Create ACQ &amp; ASQ kernel objects with group lifespan. Report this data to the log directory filename: CreateACQASQ_r10b</text:p>
            <draw:frame table:end-cell-address="Test.G14" table:end-x="0.2008in" table:end-y="0.1398in" draw:z-index="1" draw:name="TextBox 3" draw:style-name="gr1" draw:text-style-name="P1" svg:width="0.2008in" svg:height="0.4697in" svg:x="0in" svg:y="0in">
              <draw:text-box>
                <text:p/>
              </draw:text-box>
            </draw:frame>
          </table:table-cell>
          <table:table-cell table:number-columns-repeated="1017"/>
        </table:table-row>
        <table:table-row table:style-name="ro4">
          <table:table-cell table:style-name="ce11"/>
          <table:covered-table-cell/>
          <table:table-cell table:style-name="ce8" office:value-type="string">
            <text:p>CreateIOQContigPoll_r10b</text:p>
          </table:table-cell>
          <table:table-cell table:style-name="ce32" office:value-type="string">
            <text:p>x</text:p>
          </table:table-cell>
          <table:table-cell table:style-name="ce7" office:value-type="string">
            <text:p>revision 1.0b, section 7</text:p>
          </table:table-cell>
          <table:table-cell table:style-name="ce8" table:content-validation-name="val1" office:value-type="string">
            <text:p>Create contiguous IOCQ(poll) and IOSQ's</text:p>
          </table:table-cell>
          <table:table-cell table:style-name="ce8" office:value-type="string">
            <text:p>Issue the admin commands Create contiguous I/O SQ and Create I/Q CQ(poll) to the ASQ and reap the resulting CE's from the ACQ to certify those Q's have been created.</text:p>
          </table:table-cell>
          <table:table-cell table:number-columns-repeated="1017"/>
        </table:table-row>
        <table:table-row table:style-name="ro4">
          <table:table-cell table:style-name="ce11"/>
          <table:covered-table-cell/>
          <table:table-cell table:style-name="ce8" office:value-type="string">
            <text:p>CreateIOQDiscontigPoll_r10b</text:p>
          </table:table-cell>
          <table:table-cell table:style-name="ce32" office:value-type="string">
            <text:p>x</text:p>
          </table:table-cell>
          <table:table-cell table:style-name="ce7" office:value-type="string">
            <text:p>revision 1.0b, section 7</text:p>
          </table:table-cell>
          <table:table-cell table:style-name="ce8" table:content-validation-name="val1" office:value-type="string">
            <text:p>Create discontiguous IOCQ(poll) and IOSQ's</text:p>
          </table:table-cell>
          <table:table-cell table:style-name="ce8" office:value-type="string">
            <text:p>Issue the admin commands Create discontiguous I/O SQ and Create I/Q CQ(poll) to the ASQ and reap the resulting CE's from the ACQ to certify those Q's have been created.</text:p>
          </table:table-cell>
          <table:table-cell table:number-columns-repeated="1017"/>
        </table:table-row>
        <table:table-row table:style-name="ro3">
          <table:table-cell table:style-name="ce11"/>
          <table:covered-table-cell/>
          <table:table-cell table:style-name="ce8" office:value-type="string">
            <text:p>WriteDataPat_r10b</text:p>
          </table:table-cell>
          <table:table-cell table:style-name="ce32" office:value-type="string">
            <text:p>x</text:p>
          </table:table-cell>
          <table:table-cell table:style-name="ce7" office:value-type="string">
            <text:p>revision 1.0b, section 6</text:p>
          </table:table-cell>
          <table:table-cell table:style-name="ce8" table:content-validation-name="val1" office:value-type="string">
            <text:p>Write a well known data pattern to media</text:p>
          </table:table-cell>
          <table:table-cell table:style-name="ce8" office:value-type="string">
            <text:p>Issue an NVM cmd set write command with a well known data pattern to namespace #1. The write command shall be completely generic.</text:p>
          </table:table-cell>
          <table:table-cell table:number-columns-repeated="1017"/>
        </table:table-row>
        <table:table-row table:style-name="ro4">
          <table:table-cell table:style-name="ce11"/>
          <table:covered-table-cell/>
          <table:table-cell table:style-name="ce8" office:value-type="string">
            <text:p>VerifyDataPat_r10b</text:p>
          </table:table-cell>
          <table:table-cell table:style-name="ce33"/>
          <table:table-cell table:style-name="ce7" office:value-type="string">
            <text:p>revision 1.0b, section 6</text:p>
          </table:table-cell>
          <table:table-cell table:style-name="ce8" table:content-validation-name="val1" office:value-type="string">
            <text:p>Verify a well known data pattern from media</text:p>
          </table:table-cell>
          <table:table-cell table:style-name="ce8" office:value-type="string">
            <text:p>Issue an NVM cmd set read command and compare the data with a previously written well known data pattern from namespace #1. The read command shall be completely generic.</text:p>
          </table:table-cell>
          <table:table-cell table:number-columns-repeated="1017"/>
        </table:table-row>
        <table:table-row table:style-name="ro5">
          <table:table-cell table:style-name="ce11"/>
          <table:covered-table-cell/>
          <table:table-cell table:style-name="ce8" office:value-type="string">
            <text:p>DeleteIOQContig_r10b</text:p>
          </table:table-cell>
          <table:table-cell table:style-name="ce32" office:value-type="string">
            <text:p>x</text:p>
          </table:table-cell>
          <table:table-cell table:style-name="ce7" office:value-type="string">
            <text:p>revision 1.0b, section 7</text:p>
          </table:table-cell>
          <table:table-cell table:style-name="ce8" table:content-validation-name="val1" office:value-type="string">
            <text:p>Delete contiguous IOCQ and IOSQ's</text:p>
          </table:table-cell>
          <table:table-cell table:style-name="ce8" office:value-type="string">
            <text:p>Issue the admin commands Delete I/O SQ and Delete I/Q CQ to the ASQ and reap the resulting CE's from the ACQ to certify those the contiguous IOQ's have been deleted. Dumping driver metrics before and after the deletion will prove the dnvme/hdw has removed those Q's</text:p>
          </table:table-cell>
          <table:table-cell table:number-columns-repeated="1017"/>
        </table:table-row>
        <table:table-row table:style-name="ro5">
          <table:table-cell table:style-name="ce11"/>
          <table:covered-table-cell/>
          <table:table-cell table:style-name="ce8" office:value-type="string">
            <text:p>DeleteIOQDiscontig_r10b</text:p>
          </table:table-cell>
          <table:table-cell table:style-name="ce32" office:value-type="string">
            <text:p>x</text:p>
          </table:table-cell>
          <table:table-cell table:style-name="ce7" office:value-type="string">
            <text:p>revision 1.0b, section 7</text:p>
          </table:table-cell>
          <table:table-cell table:style-name="ce8" table:content-validation-name="val1" office:value-type="string">
            <text:p>Delete discontiguous IOCQ and IOSQ's</text:p>
          </table:table-cell>
          <table:table-cell table:style-name="ce8" office:value-type="string">
            <text:p>Issue the admin comman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number-columns-repeated="1017"/>
        </table:table-row>
        <table:table-row table:style-name="ro4">
          <table:table-cell table:style-name="ce11"/>
          <table:covered-table-cell/>
          <table:table-cell table:style-name="ce8" office:value-type="string">
            <text:p>CreateIOQContigISR_r10b</text:p>
          </table:table-cell>
          <table:table-cell table:style-name="ce33"/>
          <table:table-cell table:style-name="ce7" office:value-type="string">
            <text:p>revision 1.0b, section 7</text:p>
          </table:table-cell>
          <table:table-cell table:style-name="ce8" table:content-validation-name="val1" office:value-type="string">
            <text:p>Create contiguous IOCQ(ISR) and IOSQ's</text:p>
          </table:table-cell>
          <table:table-cell table:style-name="ce8" office:value-type="string">
            <text:p>Issue the admin commands Create contiguous I/O SQ and Create I/Q CQ(ISR) to the ASQ and reap the resulting CE's from the ACQ to certify those Q's have been created.</text:p>
          </table:table-cell>
          <table:table-cell table:number-columns-repeated="1017"/>
        </table:table-row>
        <table:table-row table:style-name="ro4">
          <table:table-cell table:style-name="ce11"/>
          <table:covered-table-cell/>
          <table:table-cell table:style-name="ce8" office:value-type="string">
            <text:p>CreateIOQDiscontigISR_r10b</text:p>
          </table:table-cell>
          <table:table-cell table:style-name="ce33"/>
          <table:table-cell table:style-name="ce7" office:value-type="string">
            <text:p>revision 1.0b, section 7</text:p>
          </table:table-cell>
          <table:table-cell table:style-name="ce8" table:content-validation-name="val1" office:value-type="string">
            <text:p>Create discontiguous IOCQ(ISR) and IOSQ's</text:p>
          </table:table-cell>
          <table:table-cell table:style-name="ce8" office:value-type="string">
            <text:p>Issue the admin commands Create discontiguous I/O SQ and Create I/Q CQ(ISR) to the ASQ and reap the resulting CE's from the ACQ to certify those Q's have been created.</text:p>
          </table:table-cell>
          <table:table-cell table:number-columns-repeated="1017"/>
        </table:table-row>
        <table:table-row table:style-name="ro1">
          <table:table-cell table:style-name="ce11"/>
          <table:covered-table-cell/>
          <table:table-cell table:style-name="ce8" office:value-type="string">
            <text:p>WriteDataPat_r10b</text:p>
          </table:table-cell>
          <table:table-cell table:style-name="ce32" office:value-type="string">
            <text:p>x</text:p>
          </table:table-cell>
          <table:table-cell table:style-name="ce8" office:value-type="string" table:number-columns-spanned="3" table:number-rows-spanned="1">
            <text:p>Exact same test as above, simply add the test in 2 places within the group, no new code needed.</text:p>
          </table:table-cell>
          <table:covered-table-cell table:number-columns-repeated="2"/>
          <table:table-cell table:number-columns-repeated="1017"/>
        </table:table-row>
        <table:table-row table:style-name="ro1">
          <table:table-cell table:style-name="ce11"/>
          <table:covered-table-cell/>
          <table:table-cell table:style-name="ce8" office:value-type="string">
            <text:p>VerifyDataPat_r10b</text:p>
          </table:table-cell>
          <table:table-cell table:style-name="ce33"/>
          <table:table-cell table:style-name="ce8" office:value-type="string" table:number-columns-spanned="3" table:number-rows-spanned="1">
            <text:p>Exact same test as above, simply add the test in 2 places within the group, no new code needed.</text:p>
          </table:table-cell>
          <table:covered-table-cell table:number-columns-repeated="2"/>
          <table:table-cell table:number-columns-repeated="1017"/>
        </table:table-row>
        <table:table-row table:style-name="ro1">
          <table:table-cell table:style-name="ce11"/>
          <table:covered-table-cell/>
          <table:table-cell table:style-name="ce8" office:value-type="string">
            <text:p>DeleteIOQContig_r10b</text:p>
          </table:table-cell>
          <table:table-cell table:style-name="ce32" office:value-type="string">
            <text:p>x</text:p>
          </table:table-cell>
          <table:table-cell table:style-name="ce8" office:value-type="string" table:number-columns-spanned="3" table:number-rows-spanned="1">
            <text:p>Exact same test as above, simply add the test in 2 places within the group, no new code needed.</text:p>
          </table:table-cell>
          <table:covered-table-cell table:number-columns-repeated="2"/>
          <table:table-cell table:number-columns-repeated="1017"/>
        </table:table-row>
        <table:table-row table:style-name="ro1">
          <table:table-cell table:style-name="ce11"/>
          <table:covered-table-cell/>
          <table:table-cell table:style-name="ce8" office:value-type="string">
            <text:p>DeleteIOQDiscontig_r10b</text:p>
          </table:table-cell>
          <table:table-cell table:style-name="ce32" office:value-type="string">
            <text:p>x</text:p>
          </table:table-cell>
          <table:table-cell table:style-name="ce8" office:value-type="string" table:number-columns-spanned="3" table:number-rows-spanned="1">
            <text:p>Exact same test as above, simply add the test in 2 places within the group, no new code needed.</text:p>
          </table:table-cell>
          <table:covered-table-cell table:number-columns-repeated="2"/>
          <table:table-cell table:number-columns-repeated="1017"/>
        </table:table-row>
        <table:table-row table:style-name="ro5">
          <table:table-cell table:style-name="ce10" office:value-type="string">
            <text:p>GrpResets</text:p>
          </table:table-cell>
          <table:table-cell table:style-name="ce8" office:value-type="string" table:number-columns-spanned="1" table:number-rows-spanned="3">
            <text:p>All reset related testing will be grouped within</text:p>
          </table:table-cell>
          <table:table-cell table:style-name="ce22" office:value-type="string">
            <text:p>CtrlrResetIOQDeleted</text:p>
            <draw:frame table:end-cell-address="Test.C26" table:end-x="1.326in" table:end-y="0.4697in" draw:z-index="2" draw:name="TextBox 4" draw:style-name="gr1" draw:text-style-name="P1" svg:width="0.2008in" svg:height="0.4697in" svg:x="1.1252in" svg:y="0in">
              <draw:text-box>
                <text:p/>
              </draw:text-box>
            </draw:frame>
          </table:table-cell>
          <table:table-cell table:style-name="ce22"/>
          <table:table-cell table:style-name="ce7" office:value-type="string">
            <text:p>revision 1.0b, section 7</text:p>
          </table:table-cell>
          <table:table-cell table:style-name="ce22" table:content-validation-name="val1" office:value-type="string">
            <text:p>Ctrlr resets cause IOSQ &amp; IOCQ's to be deleted</text:p>
          </table:table-cell>
          <table:table-cell table:style-name="ce8" office:value-type="string">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number-columns-repeated="1017"/>
        </table:table-row>
        <table:table-row table:style-name="ro4">
          <table:table-cell table:style-name="ce12"/>
          <table:covered-table-cell/>
          <table:table-cell table:style-name="ce22" office:value-type="string">
            <text:p>CtrlrResetAsyncEventAbort</text:p>
          </table:table-cell>
          <table:table-cell table:style-name="ce22"/>
          <table:table-cell table:style-name="ce7" office:value-type="string">
            <text:p>revision 1.0b, section 5</text:p>
          </table:table-cell>
          <table:table-cell table:style-name="ce22" table:content-validation-name="val1" office:value-type="string">
            <text:p>Ctrlr resets cause async events to become aborted.</text:p>
          </table:table-cell>
          <table:table-cell table:style-name="ce8" office:value-type="string">
            <text:p>A ctrlr reset doesn't remove the ACQ, thus all outstanding async req cmds will be aborted by a CE in the ACQ. The ACQ can be interrogated while (CC.EN=0) to verify their existennce.</text:p>
          </table:table-cell>
          <table:table-cell table:number-columns-repeated="1017"/>
        </table:table-row>
        <table:table-row table:style-name="ro3">
          <table:table-cell table:style-name="ce13"/>
          <table:covered-table-cell/>
          <table:table-cell table:style-name="ce22" office:value-type="string">
            <text:p>CtrlrResetNotEffectAdminQ</text:p>
          </table:table-cell>
          <table:table-cell table:style-name="ce22"/>
          <table:table-cell table:style-name="ce7" office:value-type="string">
            <text:p>revision 1.0b, section 5</text:p>
          </table:table-cell>
          <table:table-cell table:style-name="ce22" table:content-validation-name="val1" office:value-type="string">
            <text:p>Ctrlr resets do not affect ACQ or ASQ.</text:p>
          </table:table-cell>
          <table:table-cell table:style-name="ce8" office:value-type="string">
            <text:p>Create ACQ &amp; ASQ, cause (CC.EN=0), then re-enable ctrlr, verify the admin Q's are still operation by sending an Identify and verifying it completes successfully.</text:p>
          </table:table-cell>
          <table:table-cell table:number-columns-repeated="1017"/>
        </table:table-row>
        <table:table-row table:style-name="ro4">
          <table:table-cell table:style-name="ce10" office:value-type="string">
            <text:p>GrpGeneralCmds</text:p>
          </table:table-cell>
          <table:table-cell table:style-name="ce18" office:value-type="string" table:number-columns-spanned="1" table:number-rows-spanned="4">
            <text:p>To test a command's features that are common to all command sets.</text:p>
          </table:table-cell>
          <table:table-cell table:style-name="ce23" office:value-type="string">
            <text:p>CIDAcceptedASQ_r10b</text:p>
          </table:table-cell>
          <table:table-cell table:style-name="ce36"/>
          <table:table-cell table:style-name="ce44" office:value-type="string">
            <text:p>revision 1.0b, section 4</text:p>
          </table:table-cell>
          <table:table-cell table:style-name="ce50" table:content-validation-name="val1" office:value-type="string">
            <text:p>Verify all CID values are accepted in ASQ</text:p>
          </table:table-cell>
          <table:table-cell table:style-name="ce55" office:value-type="string">
            <text:p>Issue Identify CMD 65536 + 1 times and verify that the dnvme assigned CID value is unique each time. Each command must complete in success and be reaped from the ACQ.</text:p>
          </table:table-cell>
          <table:table-cell table:number-columns-repeated="1017"/>
        </table:table-row>
        <table:table-row table:style-name="ro4">
          <table:table-cell table:style-name="ce13"/>
          <table:covered-table-cell/>
          <table:table-cell table:style-name="ce23" office:value-type="string">
            <text:p>CIDAcceptedIOSQ_r10b</text:p>
          </table:table-cell>
          <table:table-cell table:style-name="ce36"/>
          <table:table-cell table:style-name="ce44" office:value-type="string">
            <text:p>revision 1.0b, section 4</text:p>
          </table:table-cell>
          <table:table-cell table:style-name="ce50" table:content-validation-name="val1" office:value-type="string">
            <text:p>Verify all CID values accepted in an IOSQ</text:p>
          </table:table-cell>
          <table:table-cell table:style-name="ce55" office:value-type="string">
            <text:p>Issue Identify CMD 65536 + 1 times and verify that the dnvme assigned CID value is unique each time. Each command must complete in success and be reaped from the IOSQ.</text:p>
          </table:table-cell>
          <table:table-cell table:number-columns-repeated="1017"/>
        </table:table-row>
        <table:table-row table:style-name="ro4">
          <table:table-cell table:style-name="ce13"/>
          <table:covered-table-cell/>
          <table:table-cell table:style-name="ce23" office:value-type="string">
            <text:p>IllegalAdminCmds_10b</text:p>
          </table:table-cell>
          <table:table-cell table:style-name="ce36"/>
          <table:table-cell table:style-name="ce44" office:value-type="string">
            <text:p>revision 1.0b, section 5</text:p>
          </table:table-cell>
          <table:table-cell table:style-name="ce50" table:content-validation-name="val1" office:value-type="string">
            <text:p>Issue illegal admin cmd set opcodes</text:p>
          </table:table-cell>
          <table:table-cell table:style-name="ce55" office:value-type="string">
            <text:p>Don't test vendor specific opcodes, then determine all supported admin cmds based upon the NVM cmd set and issue all other illegal opcodes. <text:s/>Verify status code in the CE of ACQ is 1h.</text:p>
          </table:table-cell>
          <table:table-cell table:number-columns-repeated="1017"/>
        </table:table-row>
        <table:table-row table:style-name="ro6">
          <table:table-cell table:style-name="ce13"/>
          <table:covered-table-cell/>
          <table:table-cell table:style-name="ce23" office:value-type="string">
            <text:p>IllegalNVMCmds_10b</text:p>
          </table:table-cell>
          <table:table-cell table:style-name="ce36"/>
          <table:table-cell table:style-name="ce44" office:value-type="string">
            <text:p>revision 1.0b, section 6</text:p>
          </table:table-cell>
          <table:table-cell table:style-name="ce50" table:content-validation-name="val1" office:value-type="string">
            <text:p>Issue illegal nvm cmd set opcodes</text:p>
          </table:table-cell>
          <table:table-cell table:style-name="ce55" office:value-type="string">
            <text:p>Don't test vendor specific opcodes, then determine all supported NVM cmds and issue all other illegal opcodes. <text:s/>Verify status code in the CE of ACQ is 1h.</text:p>
          </table:table-cell>
          <table:table-cell table:number-columns-repeated="1017"/>
        </table:table-row>
        <table:table-row table:style-name="ro5">
          <table:table-cell table:style-name="ce10" office:value-type="string">
            <text:p>GrpQBoundaries</text:p>
          </table:table-cell>
          <table:table-cell table:style-name="ce8" office:value-type="string" table:number-columns-spanned="1" table:number-rows-spanned="16">
            <text:p>Validate edge case and Q boundary states</text:p>
          </table:table-cell>
          <table:table-cell table:style-name="ce24" office:value-type="string">
            <text:p>InitialStateAdmin_r10b</text:p>
          </table:table-cell>
          <table:table-cell table:style-name="ce22"/>
          <table:table-cell table:style-name="ce23" office:value-type="string">
            <text:p>revision 1.0b, section 4</text:p>
          </table:table-cell>
          <table:table-cell table:style-name="ce50" table:content-validation-name="val1" office:value-type="string">
            <text:p>Validate new ASQ/ACQ pointer initial states</text:p>
          </table:table-cell>
          <table:table-cell table:style-name="ce8" office:value-type="string">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number-columns-repeated="1017"/>
        </table:table-row>
        <table:table-row table:style-name="ro5">
          <table:table-cell table:style-name="ce14"/>
          <table:covered-table-cell/>
          <table:table-cell table:style-name="ce25" office:value-type="string">
            <text:p>AdminQRollChkSame_r10b</text:p>
          </table:table-cell>
          <table:table-cell table:style-name="ce33"/>
          <table:table-cell table:style-name="ce23" office:value-type="string">
            <text:p>revision 1.0b, section 4</text:p>
          </table:table-cell>
          <table:table-cell table:style-name="ce50" table:content-validation-name="val1" office:value-type="string">
            <text:p>Validate admin Q doorbell rollover when Q's same size</text:p>
          </table:table-cell>
          <table:table-cell table:style-name="ce8" office:value-type="string">
            <text:p>Create an ASQ/ACQ pair of size 2 thru 4096 in steps of a defined constant. Issue (max Q size plus 2) generic idenitfy cmds to fill and rollover the Q's, reaping each cmd as one is submitted, verify each CE.SQID is correct while filling. Verify ASQ tail_ptr = 2, ACQ head_ptr = 2, and CE.SQHD = 2.</text:p>
          </table:table-cell>
          <table:table-cell table:number-columns-repeated="1017"/>
        </table:table-row>
        <table:table-row table:style-name="ro7">
          <table:table-cell table:style-name="ce14"/>
          <table:covered-table-cell/>
          <table:table-cell table:style-name="ce25" office:value-type="string">
            <text:p>AdminQRollChkDiff_r10b</text:p>
          </table:table-cell>
          <table:table-cell table:style-name="ce33"/>
          <table:table-cell table:style-name="ce23" office:value-type="string">
            <text:p>revision 1.0b, section 4</text:p>
          </table:table-cell>
          <table:table-cell table:style-name="ce50" table:content-validation-name="val1" office:value-type="string">
            <text:p>Validate admin Q doorbell rollover when Q's different size</text:p>
          </table:table-cell>
          <table:table-cell table:style-name="ce8" office:value-type="string">
            <text:p>Create an ASQ/ACQ pair of size 2 thru 4096 in steps of a defined constant; however the ASQ starts with max size while the ACQ starts with min size. Issue (max Q size plus 2) w/r to the ASQ using generic idenitfy cmd to fill and rollover the Q's, reaping each cmd as one is submitted, verify each CE.SQID is correct while filling. Verify ASQ tail_ptr = 2, ACQ head_ptr = &lt;calc_based_on_ACQ_size&gt;, and CE.SQHD = 2.</text:p>
          </table:table-cell>
          <table:table-cell table:number-columns-repeated="1017"/>
        </table:table-row>
        <table:table-row table:style-name="ro5">
          <table:table-cell table:style-name="ce14"/>
          <table:covered-table-cell/>
          <table:table-cell table:style-name="ce25" office:value-type="string">
            <text:p>IOQRollChkSame_r10b</text:p>
          </table:table-cell>
          <table:table-cell table:style-name="ce33"/>
          <table:table-cell table:style-name="ce23" office:value-type="string">
            <text:p>revision 1.0b, section 4</text:p>
          </table:table-cell>
          <table:table-cell table:style-name="ce50" table:content-validation-name="val1" office:value-type="string">
            <text:p>Validate IOQ doorbell rollover when IOQ's same size</text:p>
          </table:table-cell>
          <table:table-cell table:style-name="ce8" office:value-type="string">
            <text:p>Create an IOSQ/IOCQ pair of size 2 thru CAP.MQES in steps of a defined constant. Issue (max Q size plus 2) generic NVM write cmds to fill and rollover the Q's, reaping each cmd as one is submitted, verify each CE.SQID is correct while filling. Verify IOSQ tail_ptr = 2, IOCQ head_ptr = 2, and CE.SQHD = 2.</text:p>
          </table:table-cell>
          <table:table-cell table:number-columns-repeated="1017"/>
        </table:table-row>
        <table:table-row table:style-name="ro7">
          <table:table-cell table:style-name="ce14"/>
          <table:covered-table-cell/>
          <table:table-cell table:style-name="ce25" office:value-type="string">
            <text:p>IOQRollChkDiff_r10b</text:p>
          </table:table-cell>
          <table:table-cell table:style-name="ce33"/>
          <table:table-cell table:style-name="ce23" office:value-type="string">
            <text:p>revision 1.0b, section 4</text:p>
          </table:table-cell>
          <table:table-cell table:style-name="ce50" table:content-validation-name="val1" office:value-type="string">
            <text:p>Validate IOQ doorbell rollover when IOQ's different size</text:p>
          </table:table-cell>
          <table:table-cell table:style-name="ce8" office:value-type="string">
            <text:p>Create an IOSQ/IOCQ pair of size 2 thru CAP.MQES in steps of a defined constant; however the IOSQ starts with max size while the IOCQ starts with min size. Issue (max Q size plus 2) w/r to the IOSQ using generic NVM write cmds to fill and rollover the Q's, reaping each cmd as one is submitted, verify each CE.SQID is correct while filling. Verify IOSQ tail_ptr = 2, IOCQ head_ptr = &lt;calc_based_on_IOCQ_size&gt;, and CE.SQHD = 2.</text:p>
          </table:table-cell>
          <table:table-cell table:number-columns-repeated="1017"/>
        </table:table-row>
        <table:table-row table:style-name="ro5">
          <table:table-cell table:style-name="ce15"/>
          <table:covered-table-cell/>
          <table:table-cell table:style-name="ce26" office:value-type="string">
            <text:p>ManySQtoCQAssoc_r10b</text:p>
          </table:table-cell>
          <table:table-cell table:style-name="ce35"/>
          <table:table-cell table:style-name="ce23" office:value-type="string">
            <text:p>revision 1.0b, section 4</text:p>
          </table:table-cell>
          <table:table-cell table:style-name="ce50" table:content-validation-name="val1" office:value-type="string">
            <text:p>Create many IOSQ to IOCQ associations.</text:p>
          </table:table-cell>
          <table:table-cell table:style-name="ce8" office:value-type="string">
            <text:p>Loop and create IOSQ's <text:s/>from 1 to GetFeatures.NumberOfQueuesID (NSQA) and assoc all with a single IOCQ for each iteration. Isssue a single NVM write cmd to every IOSQ each iteration and verify CE success, CE.SQHD=1, and CE.SQID refers back to the correct IOSQ.</text:p>
          </table:table-cell>
          <table:table-cell table:number-columns-repeated="1017"/>
        </table:table-row>
        <table:table-row table:style-name="ro4">
          <table:table-cell table:style-name="ce15"/>
          <table:covered-table-cell/>
          <table:table-cell table:style-name="ce26" office:value-type="string">
            <text:p>AdminQFull_r10b</text:p>
          </table:table-cell>
          <table:table-cell table:style-name="ce35"/>
          <table:table-cell table:style-name="ce23" office:value-type="string">
            <text:p>revision 1.0b, section 4</text:p>
          </table:table-cell>
          <table:table-cell table:style-name="ce50" table:content-validation-name="val1" office:value-type="string">
            <text:p>Issue cmds until both ASQ and ACQ fill up.</text:p>
          </table:table-cell>
          <table:table-cell table:style-name="ce7" office:value-type="string">
            <text:p>Create 3 cases where ASQ {&lt;, =, &gt;} ACQ. Submit ((ASQ.size + ACQ.size) - 2) cmds into ASQ, ring the doorbell for each cmd, but never reap from the ACQ. This condition should remain full for some reasonable amount of time.</text:p>
          </table:table-cell>
          <table:table-cell table:number-columns-repeated="1017"/>
        </table:table-row>
        <table:table-row table:style-name="ro4">
          <table:table-cell table:style-name="ce15"/>
          <table:covered-table-cell/>
          <table:table-cell table:style-name="ce26" office:value-type="string">
            <text:p>IOQFull_r10b</text:p>
          </table:table-cell>
          <table:table-cell table:style-name="ce35"/>
          <table:table-cell table:style-name="ce23" office:value-type="string">
            <text:p>revision 1.0b, section 4</text:p>
          </table:table-cell>
          <table:table-cell table:style-name="ce50" table:content-validation-name="val1" office:value-type="string">
            <text:p>Issue cmds until both IOSQ and IOCQ fill up.</text:p>
          </table:table-cell>
          <table:table-cell table:style-name="ce7" office:value-type="string">
            <text:p>Create 3 cases where IOSQ {&lt;, =, &gt;} IOCQ. Submit ((IOSQ.size + IOCQ.size) - 2) cmds into IOSQ, ring the doorbell for each cmd, but never reap from the IOCQ. This condition should remain full for some reasonable amount of time.</text:p>
          </table:table-cell>
          <table:table-cell table:number-columns-repeated="1017"/>
        </table:table-row>
        <table:table-row table:style-name="ro3">
          <table:table-cell table:style-name="ce15"/>
          <table:covered-table-cell/>
          <table:table-cell table:style-name="ce26" office:value-type="string">
            <text:p>ManyCmdSubmit_r10b</text:p>
          </table:table-cell>
          <table:table-cell table:style-name="ce35"/>
          <table:table-cell table:style-name="ce23" office:value-type="string">
            <text:p>revision 1.0b, section 4</text:p>
          </table:table-cell>
          <table:table-cell table:style-name="ce50" table:content-validation-name="val1" office:value-type="string">
            <text:p>Verify multiple cmds issued simultaneously</text:p>
          </table:table-cell>
          <table:table-cell table:style-name="ce7" office:value-type="string">
            <text:p>Create IOQ pairs of size CAP.MQES, issue x simultaneous NVM write cmds where x loops from 1 to Q full condition, then ring doorbell and verify all succeed.</text:p>
          </table:table-cell>
          <table:table-cell table:number-columns-repeated="1017"/>
        </table:table-row>
        <table:table-row table:style-name="ro3">
          <table:table-cell table:style-name="ce15"/>
          <table:covered-table-cell/>
          <table:table-cell table:style-name="ce26" office:value-type="string">
            <text:p>IllegalIOQSize_r10b</text:p>
          </table:table-cell>
          <table:table-cell table:style-name="ce35"/>
          <table:table-cell table:style-name="ce23" office:value-type="string">
            <text:p>revision 1.0b, section 3</text:p>
          </table:table-cell>
          <table:table-cell table:style-name="ce50" table:content-validation-name="val1" office:value-type="string">
            <text:p>Create illegal IOSQ/IOCQ's</text:p>
          </table:table-cell>
          <table:table-cell table:style-name="ce7" office:value-type="string">
            <text:p>Create IOSQ/IOCQ pairs of size &gt; CAP.MQES, expect status code "Max Q Size Exceeded"</text:p>
          </table:table-cell>
          <table:table-cell table:number-columns-repeated="1017"/>
        </table:table-row>
        <table:table-row table:style-name="ro3">
          <table:table-cell table:style-name="ce15"/>
          <table:covered-table-cell/>
          <table:table-cell table:style-name="ce26" office:value-type="string">
            <text:p>IllegalDeleteQs_r10b</text:p>
          </table:table-cell>
          <table:table-cell table:style-name="ce35"/>
          <table:table-cell table:style-name="ce23" office:value-type="string">
            <text:p>revision 1.0b, section 5</text:p>
          </table:table-cell>
          <table:table-cell table:style-name="ce50" table:content-validation-name="val1" office:value-type="string">
            <text:p>Delete admin Q's with NVM Delete cmd</text:p>
          </table:table-cell>
          <table:table-cell table:style-name="ce7" office:value-type="string">
            <text:p>Issue NVM Delete IOQ and specify QID=0 trying to delete all admin Q's, expect status code = "Invalid Q ID"</text:p>
          </table:table-cell>
          <table:table-cell table:number-columns-repeated="1017"/>
        </table:table-row>
        <table:table-row table:style-name="ro4">
          <table:table-cell table:style-name="ce15"/>
          <table:covered-table-cell/>
          <table:table-cell table:style-name="ce26" office:value-type="string">
            <text:p>IllegalCreateQs_r10b</text:p>
          </table:table-cell>
          <table:table-cell table:style-name="ce35"/>
          <table:table-cell table:style-name="ce23" office:value-type="string">
            <text:p>revision 1.0b, section 5</text:p>
          </table:table-cell>
          <table:table-cell table:style-name="ce50" table:content-validation-name="val1" office:value-type="string">
            <text:p>Create admin Q's with NVM Create cmd</text:p>
          </table:table-cell>
          <table:table-cell table:style-name="ce7" office:value-type="string">
            <text:p>Issue NVM Create IOQ and specify QID=0 trying to create all admin Q's, expect status code = "Invalid Q ID". Also issue NVM Create IOSQ specify CQID=0 for the illegal association, also expect status code = "invalid Q ID"</text:p>
          </table:table-cell>
          <table:table-cell table:number-columns-repeated="1017"/>
        </table:table-row>
        <table:table-row table:style-name="ro3">
          <table:table-cell table:style-name="ce15"/>
          <table:covered-table-cell/>
          <table:table-cell table:style-name="ce26" office:value-type="string">
            <text:p>IllegalCreateOrder_r10b</text:p>
          </table:table-cell>
          <table:table-cell table:style-name="ce35"/>
          <table:table-cell table:style-name="ce23" office:value-type="string">
            <text:p>revision 1.0b, section 4</text:p>
          </table:table-cell>
          <table:table-cell table:style-name="ce50" table:content-validation-name="val1" office:value-type="string">
            <text:p>Create IOQ's out of order</text:p>
          </table:table-cell>
          <table:table-cell table:style-name="ce7" office:value-type="string">
            <text:p>Issue Create IOSQ cmd before an IOCQ exists, thus specify an unallocated IOCQ to expect status code = "Completion Q Invalid"</text:p>
          </table:table-cell>
          <table:table-cell table:number-columns-repeated="1017"/>
        </table:table-row>
        <table:table-row table:style-name="ro3">
          <table:table-cell table:style-name="ce15"/>
          <table:covered-table-cell/>
          <table:table-cell table:style-name="ce26" office:value-type="string">
            <text:p>DeleteNonExistQ_r10b</text:p>
          </table:table-cell>
          <table:table-cell table:style-name="ce35"/>
          <table:table-cell table:style-name="ce23" office:value-type="string">
            <text:p>revision 1.0b, section 4</text:p>
          </table:table-cell>
          <table:table-cell table:style-name="ce50" table:content-validation-name="val1" office:value-type="string">
            <text:p>Delete non-existing Q's</text:p>
          </table:table-cell>
          <table:table-cell table:style-name="ce7" office:value-type="string">
            <text:p>Issue Delete IOQ cmd indicating a non-existing QID, expect status code = "Invalid Q ID". Do for both SQ and CQ deletions.</text:p>
          </table:table-cell>
          <table:table-cell table:number-columns-repeated="1017"/>
        </table:table-row>
        <table:table-row table:style-name="ro4">
          <table:table-cell table:style-name="ce15"/>
          <table:covered-table-cell/>
          <table:table-cell table:style-name="ce26" office:value-type="string">
            <text:p>IllegalMSIXAssoc_r10b</text:p>
          </table:table-cell>
          <table:table-cell table:style-name="ce35"/>
          <table:table-cell table:style-name="ce23" office:value-type="string">
            <text:p>revision 1.0b, section 4</text:p>
          </table:table-cell>
          <table:table-cell table:style-name="ce50" table:content-validation-name="val1" office:value-type="string">
            <text:p>Associate illegal MSI-X IRQ to IOCQ's</text:p>
          </table:table-cell>
          <table:table-cell table:style-name="ce7" office:value-type="string">
            <text:p>Issue a Create IOCQ cmd specifying to utlize IRQ's but the IRQ is illegal &gt;= MSIXCAP.MXC.TS register for DW11.IV field in the cmd. Expect status code = "Invalid Interrupt Vec".</text:p>
          </table:table-cell>
          <table:table-cell table:number-columns-repeated="1017"/>
        </table:table-row>
        <table:table-row table:style-name="ro4">
          <table:table-cell table:style-name="ce15"/>
          <table:covered-table-cell/>
          <table:table-cell table:style-name="ce26" office:value-type="string">
            <text:p>IllegalMSIAssoc_r10b</text:p>
          </table:table-cell>
          <table:table-cell table:style-name="ce35"/>
          <table:table-cell table:style-name="ce23" office:value-type="string">
            <text:p>revision 1.0b, section 4</text:p>
          </table:table-cell>
          <table:table-cell table:style-name="ce50" table:content-validation-name="val1" office:value-type="string">
            <text:p>Associate illegal MSI IRQ to IOCQ's</text:p>
          </table:table-cell>
          <table:table-cell table:style-name="ce7" office:value-type="string">
            <text:p>Issue a Create IOCQ cmd specifying to utlize IRQ's but the IRQ is illegal &gt;= MSICAP.MC.MME register for DW11.IV field in the cmd. Expect status code = "Invalid Interrupt Vec".</text:p>
          </table:table-cell>
          <table:table-cell table:number-columns-repeated="1017"/>
        </table:table-row>
        <table:table-row table:style-name="ro1" table:number-rows-repeated="4">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7"/>
          <table:table-cell table:style-name="ce37"/>
          <table:table-cell table:style-name="ce2"/>
          <table:table-cell table:style-name="ce27" table:content-validation-name="val1"/>
          <table:table-cell table:number-columns-repeated="1018"/>
        </table:table-row>
        <table:table-row table:style-name="ro2">
          <table:table-cell table:style-name="ce13" table:number-columns-repeated="2"/>
          <table:table-cell table:style-name="ce27"/>
          <table:table-cell table:style-name="ce37"/>
          <table:table-cell table:style-name="ce2"/>
          <table:table-cell table:style-name="ce27" table:content-validation-name="val1"/>
          <table:table-cell table:number-columns-repeated="1018"/>
        </table:table-row>
        <table:table-row table:style-name="ro1">
          <table:table-cell table:style-name="ce13" table:number-columns-repeated="2"/>
          <table:table-cell table:style-name="ce27"/>
          <table:table-cell table:style-name="ce37"/>
          <table:table-cell table:style-name="ce2"/>
          <table:table-cell table:style-name="ce27" table:content-validation-name="val1"/>
          <table:table-cell table:number-columns-repeated="1018"/>
        </table:table-row>
        <table:table-row table:style-name="ro1" table:number-rows-repeated="5">
          <table:table-cell table:style-name="ce13" table:number-columns-repeated="2"/>
          <table:table-cell table:style-name="ce28"/>
          <table:table-cell table:style-name="ce38"/>
          <table:table-cell table:style-name="ce2"/>
          <table:table-cell table:style-name="ce51"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number-rows-repeated="4">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5"/>
          <table:table-cell table:style-name="ce19" table:content-validation-name="val1"/>
          <table:table-cell table:number-columns-repeated="1018"/>
        </table:table-row>
        <table:table-row table:style-name="ro1" table:number-rows-repeated="18">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13" table:number-columns-repeated="2"/>
          <table:table-cell table:style-name="ce2"/>
          <table:table-cell table:style-name="ce13" table:content-validation-name="val1"/>
          <table:table-cell table:number-columns-repeated="1018"/>
        </table:table-row>
        <table:table-row table:style-name="ro2">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number-rows-repeated="6">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table-cell table:style-name="ce16"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draw:frame table:end-cell-address="Test.F102" table:end-x="0.576in" table:end-y="0.0728in" draw:z-index="3" draw:name="TextBox 5" draw:style-name="gr1" draw:text-style-name="P1" svg:width="0.2008in" svg:height="0.4697in" svg:x="0.3752in" svg:y="0.1343in">
              <draw:text-box>
                <text:p/>
              </draw:text-box>
            </draw:frame>
          </table:table-cell>
          <table:table-cell table:number-columns-repeated="1018"/>
        </table:table-row>
        <table:table-row table:style-name="ro1">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number-rows-repeated="16">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style-name="ce52" table:content-validation-name="val1"/>
          <table:table-cell table:number-columns-repeated="1018"/>
        </table:table-row>
        <table:table-row table:style-name="ro1"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style-name="ce52" table:content-validation-name="val1"/>
          <table:table-cell table:number-columns-repeated="1018"/>
        </table:table-row>
        <table:table-row table:style-name="ro1" table:number-rows-repeated="19">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2">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number-rows-repeated="7">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style-name="ce16"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table-cell table:style-name="ce13" table:number-columns-repeated="2"/>
          <table:table-cell table:style-name="ce2"/>
          <table:table-cell table:style-name="ce13"/>
          <table:table-cell table:style-name="ce2"/>
          <table:table-cell table:style-name="ce2" table:content-validation-name="val1">
            <draw:frame table:end-cell-address="Test.F157" table:end-x="0.576in" table:end-y="0.0724in" draw:z-index="5" draw:name="TextBox 7" draw:style-name="gr1" draw:text-style-name="P1" svg:width="0.2008in" svg:height="0.4697in" svg:x="0.3752in" svg:y="0.1339in">
              <draw:text-box>
                <text:p/>
              </draw:text-box>
            </draw:frame>
          </table:table-cell>
          <table:table-cell table:number-columns-repeated="1018"/>
        </table:table-row>
        <table:table-row table:style-name="ro1">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number-rows-repeated="15">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number-rows-repeated="8">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number-rows-repeated="15">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2"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number-rows-repeated="4">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2">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1" table:number-rows-repeated="3">
          <table:table-cell table:style-name="ce13" table:number-columns-repeated="2"/>
          <table:table-cell table:number-columns-repeated="2"/>
          <table:table-cell table:style-name="ce2"/>
          <table:table-cell table:style-name="ce19"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number-rows-repeated="2">
          <table:table-cell table:style-name="ce13"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1">
          <table:table-cell table:style-name="ce13" table:number-columns-repeated="2"/>
          <table:table-cell table:number-columns-repeated="2"/>
          <table:table-cell table:style-name="ce2"/>
          <table:table-cell table:content-validation-name="val1"/>
          <table:table-cell table:number-columns-repeated="1018"/>
        </table:table-row>
        <table:table-row table:style-name="ro1">
          <table:table-cell table:number-columns-repeated="5"/>
          <table:table-cell table:style-name="ce19" table:content-validation-name="val1"/>
          <table:table-cell table:number-columns-repeated="1018"/>
        </table:table-row>
        <table:table-row table:style-name="ro2" table:number-rows-repeated="8">
          <table:table-cell table:style-name="ce13" table:number-columns-repeated="2"/>
          <table:table-cell table:number-columns-repeated="2"/>
          <table:table-cell table:style-name="ce2"/>
          <table:table-cell table:style-name="ce19" table:content-validation-name="val1"/>
          <table:table-cell table:number-columns-repeated="1018"/>
        </table:table-row>
        <table:table-row table:style-name="ro2">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style-name="ce2"/>
          <table:table-cell table:style-name="ce2" table:content-validation-name="val1"/>
          <table:table-cell table:number-columns-repeated="1018"/>
        </table:table-row>
        <table:table-row table:style-name="ro2">
          <table:table-cell table:style-name="ce16"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5"/>
          <table:table-cell table:content-validation-name="val1"/>
          <table:table-cell table:number-columns-repeated="1018"/>
        </table:table-row>
        <table:table-row table:style-name="ro2">
          <table:table-cell table:number-columns-repeated="5"/>
          <table:table-cell table:style-name="ce19" table:content-validation-name="val1"/>
          <table:table-cell table:number-columns-repeated="1018"/>
        </table:table-row>
        <table:table-row table:style-name="ro2" table:number-rows-repeated="2">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2" table:number-rows-repeated="6">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table-cell table:number-columns-repeated="2"/>
          <table:table-cell table:style-name="ce2"/>
          <table:table-cell table:style-name="ce13"/>
          <table:table-cell/>
          <table:table-cell table:style-name="ce2" table:content-validation-name="val1"/>
          <table:table-cell table:number-columns-repeated="1018"/>
        </table:table-row>
        <table:table-row table:style-name="ro2" table:number-rows-repeated="6">
          <table:table-cell table:style-name="ce13" table:number-columns-repeated="2"/>
          <table:table-cell table:number-columns-repeated="2"/>
          <table:table-cell table:style-name="ce2"/>
          <table:table-cell table:content-validation-name="val1"/>
          <table:table-cell table:number-columns-repeated="1018"/>
        </table:table-row>
        <table:table-row table:style-name="ro2" table:number-rows-repeated="2">
          <table:table-cell table:number-columns-repeated="4"/>
          <table:table-cell table:style-name="ce2"/>
          <table:table-cell table:content-validation-name="val1"/>
          <table:table-cell table:number-columns-repeated="1018"/>
        </table:table-row>
        <table:table-row table:style-name="ro2" table:number-rows-repeated="1048320">
          <table:table-cell table:number-columns-repeated="5"/>
          <table:table-cell table:content-validation-name="val1"/>
          <table:table-cell table:number-columns-repeated="1018"/>
        </table:table-row>
        <table:table-row table:style-name="ro2">
          <table:table-cell table:number-columns-repeated="5"/>
          <table:table-cell table:content-validation-name="val1"/>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028in" svg:stroke-color="#385d8a" draw:fill-color="#4f81bd"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8">01/18/2012</text:date>, <text:time>08:23: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trentmee</meta:initial-creator>
    <dc:creator>Todd Rentmeester</dc:creator>
    <meta:creation-date>2011-06-18T13:55:25Z</meta:creation-date>
    <dc:date>2012-01-18T08:23:15</dc:date>
    <meta:editing-duration>PT00H00M12S</meta:editing-duration>
    <meta:editing-cycles>1</meta:editing-cycles>
    <meta:document-statistic meta:table-count="1" meta:cell-count="211" meta:object-count="7"/>
  </office:meta>
</office:document-meta>
</file>